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3" style:family="paragraph" style:parent-style-name="Standard">
      <style:paragraph-properties fo:margin-top="0cm" fo:margin-bottom="0.212cm" style:contextual-spacing="false"/>
      <style:text-properties officeooo:paragraph-rsid="02f23d9f"/>
    </style:style>
    <style:style style:name="P14"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5"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6" style:family="paragraph" style:parent-style-name="Text_20_body">
      <style:text-properties officeooo:rsid="009b32ac" officeooo:paragraph-rsid="009b32ac"/>
    </style:style>
    <style:style style:name="P17"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8"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9"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0"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3"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4"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5"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6"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7"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8"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9"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0"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8"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9"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0"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1"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2"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4"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5"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6"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7"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8"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0"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1"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2"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3"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4"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5" style:family="paragraph" style:parent-style-name="Standard">
      <style:text-properties officeooo:paragraph-rsid="027971b1"/>
    </style:style>
    <style:style style:name="P56"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7"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1"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3"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4"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7"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8"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9"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0"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1"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2" style:family="paragraph" style:parent-style-name="Standard" style:list-style-name="L6">
      <style:text-properties officeooo:paragraph-rsid="02b6ded6"/>
    </style:style>
    <style:style style:name="P73"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8"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9"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0"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1"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3"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4"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5"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89"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0"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1"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3" style:family="paragraph" style:parent-style-name="Standard">
      <style:text-properties officeooo:paragraph-rsid="01a49d51"/>
    </style:style>
    <style:style style:name="P94"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6" style:family="paragraph" style:parent-style-name="Text_20_body">
      <style:paragraph-properties fo:text-align="start" style:justify-single-word="false"/>
      <style:text-properties officeooo:paragraph-rsid="001756f7"/>
    </style:style>
    <style:style style:name="P97" style:family="paragraph" style:parent-style-name="Text_20_body">
      <style:text-properties officeooo:rsid="02e82a24" officeooo:paragraph-rsid="001756f7" style:font-size-asian="12pt"/>
    </style:style>
    <style:style style:name="P9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5" style:family="paragraph" style:parent-style-name="Text_20_body">
      <style:text-properties officeooo:rsid="02e82a24" officeooo:paragraph-rsid="00bb0ca2" style:font-size-asian="12pt"/>
    </style:style>
    <style:style style:name="P106" style:family="paragraph" style:parent-style-name="Text_20_body">
      <style:text-properties fo:font-weight="bold" officeooo:rsid="0264fa82" officeooo:paragraph-rsid="0264fa82" style:font-size-asian="12pt" style:font-weight-asian="bold" style:font-weight-complex="bold"/>
    </style:style>
    <style:style style:name="P107" style:family="paragraph" style:parent-style-name="Text_20_body">
      <style:text-properties fo:font-weight="bold" officeooo:rsid="0283391a" officeooo:paragraph-rsid="0283391a" style:font-size-asian="12pt" style:font-weight-asian="bold" style:font-weight-complex="bold"/>
    </style:style>
    <style:style style:name="P108"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09794e2"/>
    </style:style>
    <style:style style:name="T21" style:family="text">
      <style:text-properties officeooo:rsid="009943fb"/>
    </style:style>
    <style:style style:name="T22" style:family="text">
      <style:text-properties officeooo:rsid="009b1bdb"/>
    </style:style>
    <style:style style:name="T23" style:family="text">
      <style:text-properties officeooo:rsid="00548123"/>
    </style:style>
    <style:style style:name="T24" style:family="text">
      <style:text-properties fo:font-style="italic" officeooo:rsid="005ea85c" style:font-style-asian="italic" style:font-style-complex="italic"/>
    </style:style>
    <style:style style:name="T25" style:family="text">
      <style:text-properties fo:font-style="italic" officeooo:rsid="005c44cd" style:font-style-asian="italic" style:font-style-complex="italic"/>
    </style:style>
    <style:style style:name="T26" style:family="text">
      <style:text-properties fo:font-style="italic" fo:font-weight="bold" officeooo:rsid="005c44cd" style:font-style-asian="italic" style:font-weight-asian="bold" style:font-style-complex="italic" style:font-weight-complex="bold"/>
    </style:style>
    <style:style style:name="T27" style:family="text">
      <style:text-properties fo:font-style="italic" officeooo:rsid="00648391" style:font-style-asian="italic" style:font-style-complex="italic"/>
    </style:style>
    <style:style style:name="T28" style:family="text">
      <style:text-properties fo:font-style="italic" officeooo:rsid="006239c3" style:font-style-asian="italic" style:font-style-complex="italic"/>
    </style:style>
    <style:style style:name="T29" style:family="text">
      <style:text-properties fo:font-style="italic" fo:font-weight="bold" officeooo:rsid="006239c3" style:font-style-asian="italic" style:font-weight-asian="bold" style:font-style-complex="italic" style:font-weight-complex="bold"/>
    </style:style>
    <style:style style:name="T30" style:family="text">
      <style:text-properties officeooo:rsid="004ec518"/>
    </style:style>
    <style:style style:name="T31" style:family="text">
      <style:text-properties officeooo:rsid="0058e060"/>
    </style:style>
    <style:style style:name="T32" style:family="text">
      <style:text-properties fo:font-style="italic" officeooo:rsid="0058e060" style:font-style-asian="italic" style:font-style-complex="italic"/>
    </style:style>
    <style:style style:name="T33" style:family="text">
      <style:text-properties fo:font-style="italic" officeooo:rsid="0056f04e" style:font-style-asian="italic" style:font-style-complex="italic"/>
    </style:style>
    <style:style style:name="T34" style:family="text">
      <style:text-properties fo:font-style="italic" officeooo:rsid="004ec518" style:font-style-asian="italic" style:font-style-complex="italic"/>
    </style:style>
    <style:style style:name="T35" style:family="text">
      <style:text-properties officeooo:rsid="004ff14a"/>
    </style:style>
    <style:style style:name="T36" style:family="text">
      <style:text-properties officeooo:rsid="00429d15"/>
    </style:style>
    <style:style style:name="T37" style:family="text">
      <style:text-properties fo:font-style="italic" officeooo:rsid="00698bab" style:font-style-asian="italic" style:font-style-complex="italic"/>
    </style:style>
    <style:style style:name="T38" style:family="text">
      <style:text-properties fo:font-style="italic" officeooo:rsid="00675424" style:font-style-asian="italic" style:font-style-complex="italic"/>
    </style:style>
    <style:style style:name="T39" style:family="text">
      <style:text-properties officeooo:rsid="00441d00"/>
    </style:style>
    <style:style style:name="T40" style:family="text">
      <style:text-properties officeooo:rsid="006752f7"/>
    </style:style>
    <style:style style:name="T41" style:family="text">
      <style:text-properties officeooo:rsid="0047d7ac"/>
    </style:style>
    <style:style style:name="T42" style:family="text">
      <style:text-properties fo:font-style="italic" officeooo:rsid="0047d7ac" style:font-style-asian="italic" style:font-style-complex="italic"/>
    </style:style>
    <style:style style:name="T43" style:family="text">
      <style:text-properties officeooo:rsid="004a748d"/>
    </style:style>
    <style:style style:name="T44" style:family="text">
      <style:text-properties officeooo:rsid="004d0f9d"/>
    </style:style>
    <style:style style:name="T45" style:family="text">
      <style:text-properties officeooo:rsid="004ed897"/>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d3a713"/>
    </style:style>
    <style:style style:name="T127" style:family="text">
      <style:text-properties officeooo:rsid="01a48b7c"/>
    </style:style>
    <style:style style:name="T128" style:family="text">
      <style:text-properties officeooo:rsid="01bd2fff"/>
    </style:style>
    <style:style style:name="T129" style:family="text">
      <style:text-properties officeooo:rsid="01bee39e"/>
    </style:style>
    <style:style style:name="T130" style:family="text">
      <style:text-properties officeooo:rsid="01c51061"/>
    </style:style>
    <style:style style:name="T131" style:family="text">
      <style:text-properties fo:font-style="italic" officeooo:rsid="01c26cd7" style:font-style-asian="italic" style:font-style-complex="italic"/>
    </style:style>
    <style:style style:name="T132" style:family="text">
      <style:text-properties fo:font-style="italic" officeooo:rsid="01c21af7" style:font-style-asian="italic" style:font-style-complex="italic"/>
    </style:style>
    <style:style style:name="T133" style:family="text">
      <style:text-properties officeooo:rsid="01cacbe0"/>
    </style:style>
    <style:style style:name="T134" style:family="text">
      <style:text-properties officeooo:rsid="021abad6"/>
    </style:style>
    <style:style style:name="T135" style:family="text">
      <style:text-properties officeooo:rsid="02228266"/>
    </style:style>
    <style:style style:name="T136" style:family="text">
      <style:text-properties officeooo:rsid="01c64013"/>
    </style:style>
    <style:style style:name="T137" style:family="text">
      <style:text-properties officeooo:rsid="01ca5900"/>
    </style:style>
    <style:style style:name="T138" style:family="text">
      <style:text-properties officeooo:rsid="01f9ced3"/>
    </style:style>
    <style:style style:name="T139" style:family="text">
      <style:text-properties officeooo:rsid="01c8ba2d"/>
    </style:style>
    <style:style style:name="T140" style:family="text">
      <style:text-properties officeooo:rsid="02023cdb"/>
    </style:style>
    <style:style style:name="T141" style:family="text">
      <style:text-properties fo:font-style="italic" officeooo:rsid="01cacbe0" style:font-style-asian="italic" style:font-style-complex="italic"/>
    </style:style>
    <style:style style:name="T142" style:family="text">
      <style:text-properties fo:font-style="italic" officeooo:rsid="01f8b30c" style:font-style-asian="italic" style:font-style-complex="italic"/>
    </style:style>
    <style:style style:name="T143" style:family="text">
      <style:text-properties fo:font-style="italic" officeooo:rsid="01f6b79a" style:font-style-asian="italic" style:font-style-complex="italic"/>
    </style:style>
    <style:style style:name="T144" style:family="text">
      <style:text-properties fo:font-style="italic" fo:font-weight="bold" officeooo:rsid="01f6b79a" style:font-style-asian="italic" style:font-weight-asian="bold" style:font-style-complex="italic" style:font-weight-complex="bold"/>
    </style:style>
    <style:style style:name="T145" style:family="text">
      <style:text-properties officeooo:rsid="01f8b30c"/>
    </style:style>
    <style:style style:name="T146" style:family="text">
      <style:text-properties officeooo:rsid="0220da76"/>
    </style:style>
    <style:style style:name="T147" style:family="text">
      <style:text-properties officeooo:rsid="022329e7"/>
    </style:style>
    <style:style style:name="T148" style:family="text">
      <style:text-properties officeooo:rsid="01cc0b61"/>
    </style:style>
    <style:style style:name="T149" style:family="text">
      <style:text-properties officeooo:rsid="01efd146"/>
    </style:style>
    <style:style style:name="T150" style:family="text">
      <style:text-properties officeooo:rsid="01f08fe1"/>
    </style:style>
    <style:style style:name="T151" style:family="text">
      <style:text-properties fo:font-style="italic" officeooo:rsid="01ee78d3" style:font-style-asian="italic" style:font-style-complex="italic"/>
    </style:style>
    <style:style style:name="T152" style:family="text">
      <style:text-properties fo:font-style="italic" officeooo:rsid="021ae482" style:font-style-asian="italic" style:font-style-complex="italic"/>
    </style:style>
    <style:style style:name="T153" style:family="text">
      <style:text-properties officeooo:rsid="020ac8f5"/>
    </style:style>
    <style:style style:name="T154" style:family="text">
      <style:text-properties fo:font-style="italic" officeooo:rsid="020f94cd" style:font-style-asian="italic" style:font-style-complex="italic"/>
    </style:style>
    <style:style style:name="T155" style:family="text">
      <style:text-properties fo:font-style="italic" officeooo:rsid="020ac8f5" style:font-style-asian="italic" style:font-style-complex="italic"/>
    </style:style>
    <style:style style:name="T156" style:family="text">
      <style:text-properties fo:font-style="italic" fo:font-weight="bold" officeooo:rsid="020ac8f5" style:font-style-asian="italic" style:font-weight-asian="bold" style:font-style-complex="italic" style:font-weight-complex="bold"/>
    </style:style>
    <style:style style:name="T157" style:family="text">
      <style:text-properties fo:font-style="normal" officeooo:rsid="027affc8" style:font-style-asian="normal" style:font-style-complex="normal"/>
    </style:style>
    <style:style style:name="T158" style:family="text">
      <style:text-properties fo:font-size="12pt" fo:font-weight="normal" officeooo:rsid="01d3a713" style:font-size-asian="12pt" style:font-weight-asian="normal" style:font-size-complex="12pt" style:font-weight-complex="normal"/>
    </style:style>
    <style:style style:name="T159" style:family="text">
      <style:text-properties fo:font-size="12pt" fo:font-weight="normal" officeooo:rsid="01d4f771" style:font-size-asian="12pt" style:font-weight-asian="normal" style:font-size-complex="12pt" style:font-weight-complex="normal"/>
    </style:style>
    <style:style style:name="T160" style:family="text">
      <style:text-properties fo:font-size="12pt" fo:font-weight="normal" officeooo:rsid="02256eab" style:font-size-asian="12pt" style:font-weight-asian="normal" style:font-size-complex="12pt" style:font-weight-complex="normal"/>
    </style:style>
    <style:style style:name="T161" style:family="text">
      <style:text-properties fo:font-size="12pt" fo:font-weight="normal" officeooo:rsid="01d5bd39" style:font-size-asian="12pt" style:font-weight-asian="normal" style:font-size-complex="12pt" style:font-weight-complex="normal"/>
    </style:style>
    <style:style style:name="T162" style:family="text">
      <style:text-properties fo:font-size="12pt" fo:font-weight="normal" officeooo:rsid="01d7ba92" style:font-size-asian="12pt" style:font-weight-asian="normal" style:font-size-complex="12pt" style:font-weight-complex="normal"/>
    </style:style>
    <style:style style:name="T163" style:family="text">
      <style:text-properties fo:font-size="12pt" fo:font-weight="normal" officeooo:rsid="01d9172e" style:font-size-asian="12pt" style:font-weight-asian="normal" style:font-size-complex="12pt" style:font-weight-complex="normal"/>
    </style:style>
    <style:style style:name="T164" style:family="text">
      <style:text-properties fo:font-size="12pt" fo:font-weight="normal" officeooo:rsid="022cae13" style:font-size-asian="12pt" style:font-weight-asian="normal" style:font-size-complex="12pt" style:font-weight-complex="normal"/>
    </style:style>
    <style:style style:name="T165" style:family="text">
      <style:text-properties fo:font-size="12pt" fo:font-weight="normal" officeooo:rsid="022e0a9f" style:font-size-asian="12pt" style:font-weight-asian="normal" style:font-size-complex="12pt" style:font-weight-complex="normal"/>
    </style:style>
    <style:style style:name="T166" style:family="text">
      <style:text-properties fo:font-size="12pt" fo:font-weight="normal" officeooo:rsid="02777a4c" style:font-size-asian="12pt" style:font-weight-asian="normal" style:font-size-complex="12pt" style:font-weight-complex="normal"/>
    </style:style>
    <style:style style:name="T167"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8"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9"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0"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1"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2" style:family="text">
      <style:text-properties officeooo:rsid="0231f355"/>
    </style:style>
    <style:style style:name="T173" style:family="text">
      <style:text-properties officeooo:rsid="0230ae95"/>
    </style:style>
    <style:style style:name="T174" style:family="text">
      <style:text-properties officeooo:rsid="027b5c11"/>
    </style:style>
    <style:style style:name="T175" style:family="text">
      <style:text-properties officeooo:rsid="02333e4f"/>
    </style:style>
    <style:style style:name="T176" style:family="text">
      <style:text-properties officeooo:rsid="0239ee93"/>
    </style:style>
    <style:style style:name="T177" style:family="text">
      <style:text-properties officeooo:rsid="023bcc63"/>
    </style:style>
    <style:style style:name="T178" style:family="text">
      <style:text-properties officeooo:rsid="023e6ac0"/>
    </style:style>
    <style:style style:name="T179" style:family="text">
      <style:text-properties officeooo:rsid="02406314"/>
    </style:style>
    <style:style style:name="T180" style:family="text">
      <style:text-properties officeooo:rsid="0241bb73"/>
    </style:style>
    <style:style style:name="T181" style:family="text">
      <style:text-properties officeooo:rsid="02461c7d"/>
    </style:style>
    <style:style style:name="T182" style:family="text">
      <style:text-properties officeooo:rsid="0247f882"/>
    </style:style>
    <style:style style:name="T183" style:family="text">
      <style:text-properties officeooo:rsid="027d305f"/>
    </style:style>
    <style:style style:name="T184" style:family="text">
      <style:text-properties officeooo:rsid="02743d47"/>
    </style:style>
    <style:style style:name="T185" style:family="text">
      <style:text-properties officeooo:rsid="02636d71"/>
    </style:style>
    <style:style style:name="T186" style:family="text">
      <style:text-properties officeooo:rsid="0264fa82"/>
    </style:style>
    <style:style style:name="T187" style:family="text">
      <style:text-properties officeooo:rsid="026a24e7"/>
    </style:style>
    <style:style style:name="T188" style:family="text">
      <style:text-properties fo:font-weight="bold" officeooo:rsid="0264fa82" style:font-weight-asian="bold" style:font-weight-complex="bold"/>
    </style:style>
    <style:style style:name="T189" style:family="text">
      <style:text-properties officeooo:rsid="024c22ce"/>
    </style:style>
    <style:style style:name="T190" style:family="text">
      <style:text-properties officeooo:rsid="024fe32b"/>
    </style:style>
    <style:style style:name="T191" style:family="text">
      <style:text-properties fo:font-style="italic" officeooo:rsid="024fe32b" style:font-style-asian="italic" style:font-style-complex="italic"/>
    </style:style>
    <style:style style:name="T192" style:family="text">
      <style:text-properties officeooo:rsid="02509dc7"/>
    </style:style>
    <style:style style:name="T193" style:family="text">
      <style:text-properties officeooo:rsid="027eff5c"/>
    </style:style>
    <style:style style:name="T194" style:family="text">
      <style:text-properties fo:font-size="12pt" fo:font-weight="normal" officeooo:rsid="02852ada" style:font-size-asian="12pt" style:font-weight-asian="normal" style:font-size-complex="12pt" style:font-weight-complex="normal"/>
    </style:style>
    <style:style style:name="T195" style:family="text">
      <style:text-properties fo:font-size="12pt" fo:font-weight="normal" officeooo:rsid="0287749d" style:font-size-asian="12pt" style:font-weight-asian="normal" style:font-size-complex="12pt" style:font-weight-complex="normal"/>
    </style:style>
    <style:style style:name="T196" style:family="text">
      <style:text-properties fo:font-size="12pt" fo:font-weight="normal" officeooo:rsid="0285a497" style:font-size-asian="12pt" style:font-weight-asian="normal" style:font-size-complex="12pt" style:font-weight-complex="normal"/>
    </style:style>
    <style:style style:name="T197" style:family="text">
      <style:text-properties fo:font-size="12pt" fo:font-weight="normal" officeooo:rsid="028848c6" style:font-size-asian="12pt" style:font-weight-asian="normal" style:font-size-complex="12pt" style:font-weight-complex="normal"/>
    </style:style>
    <style:style style:name="T198" style:family="text">
      <style:text-properties fo:font-size="12pt" fo:font-weight="normal" officeooo:rsid="0292d311" style:font-size-asian="12pt" style:font-weight-asian="normal" style:font-size-complex="12pt" style:font-weight-complex="normal"/>
    </style:style>
    <style:style style:name="T199" style:family="text">
      <style:text-properties fo:font-size="12pt" fo:font-weight="normal" officeooo:rsid="02850983" style:font-size-asian="12pt" style:font-weight-asian="normal" style:font-size-complex="12pt" style:font-weight-complex="normal"/>
    </style:style>
    <style:style style:name="T200"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1"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2"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3" style:family="text">
      <style:text-properties officeooo:rsid="02913a5f"/>
    </style:style>
    <style:style style:name="T204" style:family="text">
      <style:text-properties officeooo:rsid="02a8e7fd"/>
    </style:style>
    <style:style style:name="T205" style:family="text">
      <style:text-properties officeooo:rsid="02a8fdd1"/>
    </style:style>
    <style:style style:name="T206" style:family="text">
      <style:text-properties officeooo:rsid="02ac66a9"/>
    </style:style>
    <style:style style:name="T207" style:family="text">
      <style:text-properties officeooo:rsid="02aa7089"/>
    </style:style>
    <style:style style:name="T208" style:family="text">
      <style:text-properties officeooo:rsid="02adf6e2"/>
    </style:style>
    <style:style style:name="T209" style:family="text">
      <style:text-properties officeooo:rsid="02b06b07"/>
    </style:style>
    <style:style style:name="T210" style:family="text">
      <style:text-properties officeooo:rsid="02b27cac"/>
    </style:style>
    <style:style style:name="T211" style:family="text">
      <style:text-properties officeooo:rsid="02afe72a"/>
    </style:style>
    <style:style style:name="T212" style:family="text">
      <style:text-properties officeooo:rsid="0298b078"/>
    </style:style>
    <style:style style:name="T213" style:family="text">
      <style:text-properties officeooo:rsid="02992126"/>
    </style:style>
    <style:style style:name="T214" style:family="text">
      <style:text-properties officeooo:rsid="02a0e91d"/>
    </style:style>
    <style:style style:name="T215" style:family="text">
      <style:text-properties officeooo:rsid="029aafe2"/>
    </style:style>
    <style:style style:name="T216" style:family="text">
      <style:text-properties officeooo:rsid="029d2773"/>
    </style:style>
    <style:style style:name="T217" style:family="text">
      <style:text-properties officeooo:rsid="02a203c2"/>
    </style:style>
    <style:style style:name="T218" style:family="text">
      <style:text-properties officeooo:rsid="02a719ea"/>
    </style:style>
    <style:style style:name="T219" style:family="text">
      <style:text-properties officeooo:rsid="028270bf"/>
    </style:style>
    <style:style style:name="T220" style:family="text">
      <style:text-properties fo:font-weight="normal" officeooo:rsid="028270bf" style:font-weight-asian="normal" style:font-weight-complex="normal"/>
    </style:style>
    <style:style style:name="T221" style:family="text">
      <style:text-properties officeooo:rsid="02ca647f"/>
    </style:style>
    <style:style style:name="T222" style:family="text">
      <style:text-properties officeooo:rsid="02c54bf9"/>
    </style:style>
    <style:style style:name="T223" style:family="text">
      <style:text-properties officeooo:rsid="02c58724"/>
    </style:style>
    <style:style style:name="T224" style:family="text">
      <style:text-properties officeooo:rsid="02c6cb07"/>
    </style:style>
    <style:style style:name="T225" style:family="text">
      <style:text-properties officeooo:rsid="02cae3be"/>
    </style:style>
    <style:style style:name="T226" style:family="text">
      <style:text-properties officeooo:rsid="02cef7bd"/>
    </style:style>
    <style:style style:name="T227" style:family="text">
      <style:text-properties officeooo:rsid="02cf886a"/>
    </style:style>
    <style:style style:name="T228" style:family="text">
      <style:text-properties officeooo:rsid="02d43c9f"/>
    </style:style>
    <style:style style:name="T229" style:family="text">
      <style:text-properties officeooo:rsid="02e2f1aa"/>
    </style:style>
    <style:style style:name="T230" style:family="text">
      <style:text-properties fo:font-style="italic" officeooo:rsid="02d43c9f" style:font-style-asian="italic" style:font-style-complex="italic"/>
    </style:style>
    <style:style style:name="T231" style:family="text">
      <style:text-properties fo:font-style="italic" officeooo:rsid="02d25df4" style:font-style-asian="italic" style:font-style-complex="italic"/>
    </style:style>
    <style:style style:name="T232" style:family="text">
      <style:text-properties officeooo:rsid="02d694a3"/>
    </style:style>
    <style:style style:name="T233" style:family="text">
      <style:text-properties officeooo:rsid="02d7863f"/>
    </style:style>
    <style:style style:name="T234" style:family="text">
      <style:text-properties officeooo:rsid="02d6c7f8"/>
    </style:style>
    <style:style style:name="T235" style:family="text">
      <style:text-properties officeooo:rsid="02d7e841"/>
    </style:style>
    <style:style style:name="T236" style:family="text">
      <style:text-properties officeooo:rsid="02e4dbb9"/>
    </style:style>
    <style:style style:name="T237" style:family="text">
      <style:text-properties officeooo:rsid="02e5508f"/>
    </style:style>
    <style:style style:name="T238" style:family="text">
      <style:text-properties officeooo:rsid="02e7cdc7"/>
    </style:style>
    <style:style style:name="T239" style:family="text">
      <style:text-properties officeooo:rsid="02e55dc5"/>
    </style:style>
    <style:style style:name="T240" style:family="text">
      <style:text-properties officeooo:rsid="02ee2e6a"/>
    </style:style>
    <style:style style:name="T241" style:family="text">
      <style:text-properties officeooo:rsid="02ef9e1f"/>
    </style:style>
    <style:style style:name="T242" style:family="text">
      <style:text-properties officeooo:rsid="02eead51"/>
    </style:style>
    <style:style style:name="T243" style:family="text">
      <style:text-properties fo:font-size="12pt" fo:font-weight="bold" officeooo:rsid="0426cbc9" style:font-size-asian="12pt" style:font-weight-asian="bold" style:font-size-complex="12pt" style:font-weight-complex="bold"/>
    </style:style>
    <style:style style:name="T244" style:family="text">
      <style:text-properties fo:font-size="12pt" fo:font-weight="bold" officeooo:rsid="02e82a24" style:font-size-asian="12pt" style:font-weight-asian="bold" style:font-size-complex="12pt" style:font-weight-complex="bold"/>
    </style:style>
    <style:style style:name="T245" style:family="text">
      <style:text-properties fo:font-size="12pt" fo:font-weight="normal" officeooo:rsid="02e82a24" style:font-size-asian="12pt" style:font-weight-asian="normal" style:font-size-complex="12pt" style:font-weight-complex="normal"/>
    </style:style>
    <style:style style:name="T246" style:family="text">
      <style:text-properties fo:font-size="12pt" fo:font-weight="normal" officeooo:rsid="038dd9cf" style:font-size-asian="12pt" style:font-weight-asian="normal" style:font-size-complex="12pt" style:font-weight-complex="normal"/>
    </style:style>
    <style:style style:name="T247" style:family="text">
      <style:text-properties fo:font-size="12pt" fo:font-weight="normal" officeooo:rsid="0026d4d6" style:font-size-asian="12pt" style:font-weight-asian="normal" style:font-size-complex="12pt" style:font-weight-complex="normal"/>
    </style:style>
    <style:style style:name="T248" style:family="text">
      <style:text-properties officeooo:rsid="038d9d4d"/>
    </style:style>
    <style:style style:name="T249" style:family="text">
      <style:text-properties officeooo:rsid="038dd9cf"/>
    </style:style>
    <style:style style:name="T250" style:family="text">
      <style:text-properties officeooo:rsid="0025668c"/>
    </style:style>
    <style:style style:name="T251" style:family="text">
      <style:text-properties fo:font-weight="normal" style:font-weight-asian="normal" style:font-weight-complex="normal"/>
    </style:style>
    <style:style style:name="T252" style:family="text">
      <style:text-properties fo:font-style="italic" fo:font-weight="normal" style:font-style-asian="italic" style:font-weight-asian="normal" style:font-style-complex="italic" style:font-weight-complex="normal"/>
    </style:style>
    <style:style style:name="T253" style:family="text">
      <style:text-properties fo:font-weight="normal" officeooo:rsid="01e97238" style:font-weight-asian="normal" style:font-weight-complex="normal"/>
    </style:style>
    <style:style style:name="T254" style:family="text">
      <style:text-properties fo:font-weight="bold" style:font-weight-asian="bold" style:font-weight-complex="bold"/>
    </style:style>
    <style:style style:name="T255" style:family="text">
      <style:text-properties fo:font-style="normal" fo:font-weight="normal" style:font-style-asian="normal" style:font-weight-asian="normal" style:font-style-complex="normal" style:font-weight-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style:font-style-asian="normal" style:font-style-complex="normal"/>
    </style:style>
    <style:style style:name="T258" style:family="text">
      <style:text-properties officeooo:rsid="00bb3130"/>
    </style:style>
    <style:style style:name="T259" style:family="text">
      <style:text-properties officeooo:rsid="00bc8fae"/>
    </style:style>
    <style:style style:name="T260" style:family="text">
      <style:text-properties officeooo:rsid="026b9f6d"/>
    </style:style>
    <style:style style:name="T261" style:family="text">
      <style:text-properties fo:font-style="normal" fo:font-weight="normal" officeooo:rsid="0266cacd" style:font-style-asian="normal" style:font-weight-asian="normal" style:font-style-complex="normal" style:font-weight-complex="normal"/>
    </style:style>
    <style:style style:name="T262" style:family="text">
      <style:text-properties officeooo:rsid="021c40b7"/>
    </style:style>
    <style:style style:name="T263" style:family="text">
      <style:text-properties fo:font-style="italic" fo:font-weight="normal" officeooo:rsid="020764ba" style:font-style-asian="italic" style:font-weight-asian="normal" style:font-style-complex="italic" style:font-weight-complex="normal"/>
    </style:style>
    <style:style style:name="T264"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p>
      <text:p text:style-name="P10"/>
      <text:list text:style-name="WWNum7">
        <text:list-item text:start-value="1">
          <text:p text:style-name="P12">Identify a specific area where your understanding changed during this module. What did you believe before (about deployment, security, or software services), and what do you understand now?</text:p>
        </text:list-item>
        <text:list-item>
          <text:p text:style-name="P12">What caused the change? Was it a lecture, a reading, a practical exercise, a conversation with a peer, or something you discovered during research? Be specific.</text:p>
        </text:list-item>
      </text:list>
      <text:p text:style-name="P13"/>
      <text:p text:style-name="P10"/>
      <text:p text:style-name="P10">1(<text:span text:style-name="T18">c</text:span>) – <text:span text:style-name="T18">Success and Failure</text:span></text:p>
      <text:p text:style-name="P14">A key success in this module was the effective incorporation of self-motivation strategies. This significantly improved my ability to maintain a high degree of focus and productivity over extended periods of time. <text:span text:style-name="T20">By implementing a structured work regimen – Such as minimising distractions, </text:span><text:span text:style-name="T21">adhering to</text:span><text:span text:style-name="T20"> a strict diet, controlling my working environment, and setting clear milestones, I was able to stay more consistent </text:span><text:span text:style-name="T21">with my productive output; which is something I previously struggled to achieve. This demonstrates that my productivity is not limited by my capability, but rather the systems and behaviours I adopt when approaching work.</text:span></text:p>
      <text:p text:style-name="P15">However, this success is also a failure as it revealed a significant limitation. The effectiveness of these strategies was heavily influenced by external pressures, particularly deadlines. Without this pressure, <text:span text:style-name="T22">maintaining this level of productivity would have likely been significantly more difficult. </text:span><text:soft-page-break/><text:span text:style-name="T22">This indicates a reliance on extrinsic motivation, rather than a fully developed intrinsic motivation, which may limit long-term consistency.</text:span></text:p>
      <text:p text:style-name="P16">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7"/>
      <text:p text:style-name="P18"/>
      <text:p text:style-name="P10"/>
      <text:p text:style-name="P10"/>
      <text:p text:style-name="P10"/>
      <text:p text:style-name="P10">1<text:span text:style-name="T18">(d</text:span>) – <text:span text:style-name="T18">Self-Motivation</text:span></text:p>
      <text:p text:style-name="P19">To maintain a high degree of motivation throughout this assessment, and avoid procrastination, I deployed several different strategies:</text:p>
      <text:p text:style-name="P19"/>
      <text:p text:style-name="P19">1. Distraction minimisation</text:p>
      <text:p text:style-name="P20">To avoid bodily distractions and the feeling of a bloated stomach, as well as <text:span text:style-name="T23">maintain consistent</text:span> energy levels, I delayed eating for as long as possible <text:span text:style-name="T24">(</text:span><text:span text:style-name="T25">Christoph Bamberg, Julia Reinchenberger, Jens Blechert,</text:span><text:span text:style-name="T26"> </text:span><text:span text:style-name="T25">2025</text:span><text:span text:style-name="T24">)</text:span>. As soon I woke up, I would sit down to work on this assessment, prioritising the achievement of milestones before allowing myself to indulge in high-protein food <text:span text:style-name="T27">(</text:span><text:span text:style-name="T28">Dominik H Pesta, Varman T Samuel</text:span><text:span text:style-name="T29">, </text:span><text:span text:style-name="T28">2014</text:span><text:span text:style-name="T27">)</text:span>. <text:span text:style-name="T30">To further aid this, I would avoid drinking sugary or caffeinated beverages, instead opting for </text:span><text:span text:style-name="T31">peppermint tea </text:span><text:span text:style-name="T32">(</text:span><text:span text:style-name="T33">Luka Netzler, Brian Lovell, 2025</text:span><text:span text:style-name="T32">)</text:span><text:span text:style-name="T34">.</text:span></text:p>
      <text:p text:style-name="P21"/>
      <text:p text:style-name="P22">2. <text:span text:style-name="T35">Focus Management</text:span></text:p>
      <text:p text:style-name="P23">To avoid mental distractions and maintain my dopamine levels, I would turn off all redundant applications (such as Steam, or Discord), <text:span text:style-name="T36">reduce the brightness of my screen, and even reduce saturation </text:span><text:span text:style-name="T37">(</text:span><text:span text:style-name="T38">Craig A. Williamson, Jari J. Morganti, Hannah E. Smithson, 2023)</text:span><text:span text:style-name="T36">. This </text:span><text:span text:style-name="T39">created a monotonous, </text:span><text:span text:style-name="T40">albeit</text:span><text:span text:style-name="T39"> a highly reliable environment in which I could maintain my focus for much longer. </text:span></text:p>
      <text:p text:style-name="P24">To further maintain my focus, and prevent my mind from drifting off, I would utilise the rubber duck <text:span text:style-name="T41">debugging </text:span>technique<text:span text:style-name="T3"> </text:span><text:span text:style-name="T42">(Rubber Duck Debugging, n.d.)</text:span><text:span text:style-name="T41">. </text:span><text:span text:style-name="T43">By narrating my own actions, I could keep my mind anchored in the present moment, </text:span><text:span text:style-name="T44">minimising </text:span><text:span text:style-name="T45">unrelated thought.</text:span></text:p>
      <text:p text:style-name="P24"/>
      <text:p text:style-name="P25">3. Future Reflection</text:p>
      <text:p text:style-name="P25">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6"/>
      <text:p text:style-name="P10"/>
      <text:p text:style-name="P10"/>
      <text:p text:style-name="P27">Section <text:span text:style-name="T18">2</text:span> – <text:span text:style-name="T49">Ongoing Risk Management</text:span></text:p>
      <text:p text:style-name="P27"/>
      <text:p text:style-name="P28"><text:span text:style-name="T50">2</text:span><text:span text:style-name="T18">(</text:span><text:span text:style-name="T50">a</text:span>) – <text:span text:style-name="T50">Monitoring and Alerting Strategy</text:span></text:p>
      <text:p text:style-name="P29"/>
      <text:p text:style-name="P30">Monitoring considerations include:</text:p>
      <text:list text:style-name="L1">
        <text:list-item>
          <text:p text:style-name="P31">Application <text:span text:style-name="T51">U</text:span>ptime</text:p>
          <text:list>
            <text:list-item>
              <text:p text:style-name="P32">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text:span><text:soft-page-break/><text:span text:style-name="T52">down. This will help maximise </text:span><text:span text:style-name="T54">system reliability and effectiveness during rescue operations.</text:span></text:p>
            </text:list-item>
          </text:list>
        </text:list-item>
        <text:list-item>
          <text:p text:style-name="P31">Error <text:span text:style-name="T51">R</text:span>ates </text:p>
          <text:list>
            <text:list-item>
              <text:p text:style-name="P33">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31">Authentication <text:span text:style-name="T51">F</text:span>ailure <text:span text:style-name="T51">R</text:span>ates</text:p>
          <text:list>
            <text:list-item>
              <text:p text:style-name="P34">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31"><text:span text:style-name="T51">D</text:span>atabase <text:span text:style-name="T51">P</text:span>erformance</text:p>
          <text:list>
            <text:list-item>
              <text:p text:style-name="P35">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6">Response Time</text:p>
          <text:list>
            <text:list-item>
              <text:p text:style-name="P37">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31"><text:span text:style-name="T51">R</text:span>esource <text:span text:style-name="T51">U</text:span>tilisation</text:p>
        </text:list-item>
      </text:list>
      <text:list text:style-name="L2">
        <text:list-item>
          <text:list>
            <text:list-item>
              <text:p text:style-name="P38"><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9">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0"/>
      <text:p text:style-name="P41">The application features a tiered alerting system. The following thresholds exist:</text:p>
      <text:p text:style-name="P42"/>
      <text:p text:style-name="P43">1. Critical – <text:span text:style-name="T99">Immediate human response required</text:span></text:p>
      <text:p text:style-name="P44">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5">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6"/>
      <text:p text:style-name="P43"><text:soft-page-break/>2. Warning – <text:span text:style-name="T99">To be investigated within working hours</text:span></text:p>
      <text:p text:style-name="P47">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8">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9"/>
      <text:p text:style-name="P49"/>
      <text:p text:style-name="P50">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7"/>
      <text:p text:style-name="P27"/>
      <text:p text:style-name="P51"><text:span text:style-name="T50">2</text:span><text:span text:style-name="T18">(</text:span><text:span text:style-name="T125">b </text:span><text:span text:style-name="T126">| !2b</text:span>) – <text:span text:style-name="T127">Patch and Vulnerability Management</text:span></text:p>
      <text:p text:style-name="P51"/>
      <text:p text:style-name="P52">Patch management within RescueNet must effectively balance security with the constraints of a single developer <text:span text:style-name="T128">and</text:span> a low <text:span text:style-name="T128">operating</text:span> budget. <text:span text:style-name="T129">Due to the absence of a staging environment, a lightweight testing approach is </text:span><text:span text:style-name="T130">recommended</text:span><text:span text:style-name="T129"> </text:span><text:span text:style-name="T131">(</text:span><text:span text:style-name="T132">Trevor Atkins, 2002</text:span><text:span text:style-name="T131">)</text:span><text:span text:style-name="T129">. </text:span></text:p>
      <text:p text:style-name="P52"/>
      <text:p text:style-name="P53"><text:span text:style-name="T133">To minimise downtime, as well as ensure compatibility with the </text:span><text:span text:style-name="T134">planned</text:span><text:span text:style-name="T133"> updates; </text:span><text:span text:style-name="T135">security </text:span><text:span text:style-name="T133">p</text:span><text:span text:style-name="T136">atches, </text:span><text:span text:style-name="T135">operating system updates,</text:span><text:span text:style-name="T136"> </text:span><text:span text:style-name="T137">and </text:span><text:span text:style-name="T135">dependency </text:span><text:span text:style-name="T137">updates</text:span><text:span text:style-name="T136"> should first be tested in </text:span><text:span text:style-name="T138">isolation, in</text:span><text:span text:style-name="T136"> a </text:span><text:span text:style-name="T139">local</text:span><text:span text:style-name="T136"> development environment </text:span><text:span text:style-name="T140">resembling</text:span><text:span text:style-name="T133"> the VPS as closely as possible</text:span><text:span text:style-name="T141"> </text:span><text:span text:style-name="T142">(</text:span><text:span text:style-name="T143">Orca</text:span><text:span text:style-name="T144">, </text:span><text:span text:style-name="T143">n.d.</text:span><text:span text:style-name="T142">)</text:span><text:span text:style-name="T145">.</text:span><text:span text:style-name="T133"> </text:span><text:span text:style-name="T146">Due to the lack of a fallback system, automated runtime updates will be disabled. They will instead be performed during scheduled updates periods </text:span><text:span text:style-name="T147">along with all other updates. </text:span><text:span text:style-name="T148">This can be accomplished</text:span><text:span text:style-name="T133"> </text:span><text:span text:style-name="T149">through technologies such as containerisation or </text:span><text:span text:style-name="T150">other types of</text:span><text:span text:style-name="T149"> virtualisation</text:span><text:span text:style-name="T141"> </text:span><text:span text:style-name="T151">(Dirk Merkel, </text:span><text:span text:style-name="T152">2014</text:span><text:span text:style-name="T151">)</text:span><text:span text:style-name="T133">. </text:span></text:p>
      <text:p text:style-name="P52"/>
      <text:p text:style-name="P54">With this, we can carry out updates and patches manually, test for vulnerabilities <text:span text:style-name="T153">with open source tools such as OpenVAS </text:span><text:span text:style-name="T154">(</text:span><text:span text:style-name="T155">Greenbone</text:span><text:span text:style-name="T156">, </text:span><text:span text:style-name="T155">n.d.</text:span><text:span text:style-name="T154">), </text:span><text:span text:style-name="T157">or Lynis</text:span>, all the while the VPS is still providing its service. </text:p>
      <text:p text:style-name="P55"><text:span text:style-name="T158">To further increase security and </text:span><text:span text:style-name="T159">minimise the impact of unforeseen factors, a full backup of the VPS </text:span><text:span text:style-name="T160">will</text:span><text:span text:style-name="T159"> be made to a removable media. </text:span><text:span text:style-name="T161">This ensures that even if </text:span><text:span text:style-name="T162">the patches fail due to unknown factors, </text:span><text:span text:style-name="T163">the VPS can still be rolled back to the last working version. </text:span><text:span text:style-name="T164">Critical security patches should be applied </text:span><text:span text:style-name="T165">within</text:span><text:span text:style-name="T164"> </text:span><text:span text:style-name="T166">24 hours</text:span><text:span text:style-name="T164"> </text:span><text:span text:style-name="T167">(</text:span><text:span text:style-name="T168">National Cyber Security Centre</text:span><text:span text:style-name="T169">, </text:span><text:span text:style-name="T168">2024, </text:span><text:span text:style-name="T170">Guidance(1):</text:span><text:span text:style-name="T171">Updating when exploitation is rife</text:span><text:span text:style-name="T167">).</text:span></text:p>
      <text:p text:style-name="P56"/>
      <text:p text:style-name="P57">Given the budget constraints, vulnerability scanning will be carried out using <text:span text:style-name="T172">the</text:span><text:span text:style-name="T173"> open-source tool</text:span> <text:span text:style-name="T174">Lynis</text:span>. <text:span text:style-name="T175">Scanning will encompass </text:span><text:span text:style-name="T176">both </text:span><text:span text:style-name="T175">application code and third-party dependencies. </text:span><text:span text:style-name="T177">In line with the guidance from the National Cyber Security Centre, scanning should be performed on a regular and risk-based basis (National Cyber Security Centre, 2024, Guidance: </text:span><text:span text:style-name="T178">Implementing this guidance</text:span><text:span text:style-name="T177">). </text:span><text:span text:style-name="T179">A baseline frequency of one week will be adopted.</text:span></text:p>
      <text:p text:style-name="P58">To minimise disruption of rescue operations, scans will be scheduled at times of low activity, and where possible, when there have not been any active rescue operations over a fixed <text:span text:style-name="T180">period of time (e.g. 30 minutes). </text:span><text:span text:style-name="T181">This approach balances </text:span><text:span text:style-name="T182">service availability with security assurance needs.</text:span></text:p>
      <text:p text:style-name="P59"/>
      <text:p text:style-name="P60">In addition to the above, when:</text:p>
      <text:p text:style-name="P60">a) A critical vulnerability is disclosed in a library RescueNet depends on:</text:p>
      <text:list text:style-name="L3">
        <text:list-item>
          <text:p text:style-name="P61"><text:soft-page-break/>A critical vulnerability scan will be performed without undue delay using <text:span text:style-name="T183">Lynis</text:span>,</text:p>
        </text:list-item>
        <text:list-item>
          <text:p text:style-name="P62">Alternative libraries will be researched and implemented, or, where that is not possible, <text:span text:style-name="T184">the library will be rolled back to the last stable version.</text:span></text:p>
        </text:list-item>
      </text:list>
      <text:p text:style-name="P60">b) An integrated third-party API announces a breaking change or depr<text:span text:style-name="T185">e</text:span>cation:</text:p>
      <text:list text:style-name="L4">
        <text:list-item>
          <text:p text:style-name="P63">Any risks resulting from the changes or deprecation will be mitigated <text:span text:style-name="T186">by the implementation of a circuit breaker pattern </text:span><text:span text:style-name="T187">(</text:span><text:span text:style-name="T186">Sam L</text:span><text:span text:style-name="T187">i</text:span><text:span text:style-name="T188">, </text:span><text:span text:style-name="T186">2024</text:span><text:span text:style-name="T187">).</text:span></text:p>
        </text:list-item>
      </text:list>
      <text:p text:style-name="P60">c) A third-party service <text:span text:style-name="T189">(a data processor)</text:span> suffers a data breach:</text:p>
      <text:list text:style-name="L5">
        <text:list-item>
          <text:p text:style-name="P64">In line with <text:span text:style-name="T190">article 33(1) </text:span><text:span text:style-name="T191">(GDPR, 2018)</text:span>, Information Commisioner’s Office will be notified without undue delay, <text:span text:style-name="T192">or, when that is not possible, within 72 hours.</text:span></text:p>
        </text:list-item>
        <text:list-item>
          <text:p text:style-name="P65">Data subjects will be notified without undue delay in line with article 34(1) (<text:span text:style-name="T3">GDPR, 2018).</text:span></text:p>
        </text:list-item>
        <text:list-item>
          <text:p text:style-name="P66">We shall document the data breach, comprising the facts relating to the breach, and its effects and the remedial action taken in line with Article 33(5) <text:span text:style-name="T3">(GDPR, 2018).</text:span></text:p>
        </text:list-item>
      </text:list>
      <text:p text:style-name="P60"/>
      <text:p text:style-name="P67"/>
      <text:p text:style-name="P67"/>
      <text:p text:style-name="P68"><text:span text:style-name="T50">2</text:span><text:span text:style-name="T18">(</text:span><text:span text:style-name="T193">c</text:span>) – <text:span text:style-name="T193">Incident Response</text:span></text:p>
      <text:p text:style-name="P68"/>
      <text:list xml:id="list3726353349" text:style-name="L6">
        <text:list-item>
          <text:p text:style-name="P69">Incident Response Plan</text:p>
          <text:list>
            <text:list-item>
              <text:p text:style-name="P70">Detection</text:p>
              <text:list>
                <text:list-item>
                  <text:p text:style-name="P71">Depending on the incident, discovery happens through either monitoring alerts, user reports, third-party entity announcements, or the use of automated tools – in this case, our monitoring tool Uptime Kuma. </text:p>
                </text:list-item>
              </text:list>
            </text:list-item>
            <text:list-item>
              <text:p text:style-name="P70">Triage</text:p>
              <text:list>
                <text:list-item>
                  <text:p text:style-name="P72"><text:span text:style-name="T194">Incident severity is assessed by ou</text:span><text:span text:style-name="T195">r</text:span><text:span text:style-name="T194"> </text:span><text:span text:style-name="T196">i</text:span><text:span text:style-name="T194">ncident manager </text:span><text:span text:style-name="T196">(or incident ‘commander’)</text:span><text:span text:style-name="T194">; our volunteer developer, </text:span><text:span text:style-name="T197">or, where possible, our automated system </text:span><text:span text:style-name="T198">with</text:span><text:span text:style-name="T197"> Uptime Kuma</text:span><text:span text:style-name="T194">. </text:span><text:span text:style-name="T199">We define the following incident severity levels </text:span><text:span text:style-name="T200">(</text:span><text:span text:style-name="T201">Chrissy Kidd,</text:span><text:span text:style-name="T202"> </text:span><text:span text:style-name="T201">2022)</text:span><text:span text:style-name="T199">: </text:span></text:p>
                  <text:list>
                    <text:list-item>
                      <text:p text:style-name="P73">This is the most severe level, reserved for <text:span text:style-name="T203">significant</text:span> incidents that affect a large number of users. <text:span text:style-name="T204">Such incidents may include the server being rendered inoperable through the aforementioned mechanisms, or </text:span><text:span text:style-name="T205">a severe personal data breach.</text:span></text:p>
                    </text:list-item>
                    <text:list-item>
                      <text:p text:style-name="P73">This level describes a<text:span text:style-name="T203">n</text:span> incident <text:span text:style-name="T203">that causes errors, minor problems for users, or a heavy system load. </text:span><text:span text:style-name="T206">Such incidents include</text:span><text:span text:style-name="T207"> inaccurate geospatial positioning, high latency, </text:span><text:span text:style-name="T208">or </text:span><text:span text:style-name="T209">inaccurate information being displayed by the application.</text:span><text:span text:style-name="T208"> <text:s/></text:span></text:p>
                    </text:list-item>
                    <text:list-item>
                      <text:p text:style-name="P74">Low severity level incident that causes minor problems or bugs in the system. <text:s/><text:span text:style-name="T207">Those incidents </text:span><text:span text:style-name="T210">mostly</text:span><text:span text:style-name="T207"> include graphic bugs in the application </text:span><text:span text:style-name="T211">or the web interface.</text:span></text:p>
                    </text:list-item>
                  </text:list>
                </text:list-item>
              </text:list>
            </text:list-item>
            <text:list-item>
              <text:p text:style-name="P70">Communication</text:p>
              <text:list>
                <text:list-item>
                  <text:p text:style-name="P75">In case of a level 1 severity incident, all users are notified without undue delay, and information commissioner’s office may be notified as well. <text:span text:style-name="T212">Our developer gets notified of all incidents </text:span><text:span text:style-name="T213">via email and/or the web interface</text:span>. <text:span text:style-name="T214">Users and information commissioner’s office are contacted</text:span> via email. </text:p>
                </text:list-item>
              </text:list>
            </text:list-item>
            <text:list-item>
              <text:p text:style-name="P70">Containment <text:span text:style-name="T215">and Resolution</text:span></text:p>
              <text:list>
                <text:list-item>
                  <text:p text:style-name="P76">Depending on the type of incident, containment might take the form of a <text:span text:style-name="T216">circuit</text:span> breaker <text:span text:style-name="T216">pattern, </text:span><text:span text:style-name="T217">temporarily shutting down the service, or </text:span><text:span text:style-name="T218">disabling access to the compromised part of the application.</text:span></text:p>
                </text:list-item>
              </text:list>
            </text:list-item>
            <text:list-item>
              <text:p text:style-name="P70">Post-Incident Revie<text:span text:style-name="T219">w</text:span><text:span text:style-name="T220"> </text:span></text:p>
              <text:list>
                <text:list-item>
                  <text:p text:style-name="P77"><text:soft-page-break/>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7"/>
                </text:list-item>
              </text:list>
            </text:list-item>
          </text:list>
        </text:list-item>
        <text:list-item>
          <text:p text:style-name="P78">Scenario-Specific Constraints</text:p>
          <text:list>
            <text:list-item>
              <text:p text:style-name="P79">Volunteer Developer is Unavailable (e.g. They’re on the mountain)</text:p>
            </text:list-item>
          </text:list>
        </text:list-item>
      </text:list>
      <text:list text:style-name="L7">
        <text:list-item>
          <text:list>
            <text:list-item>
              <text:list>
                <text:list-item>
                  <text:p text:style-name="P80">In case that a critical incident occurs while the developer is unavailable, the <text:span text:style-name="T221">coordination</text:span> should fall back on predefined<text:span text:style-name="T222"> </text:span><text:span text:style-name="T223">procedures</text:span><text:span text:style-name="T222">. </text:span><text:span text:style-name="T224">In case that the system is rendered inoperable, volunteers in deployment should </text:span><text:span text:style-name="T225">resort to coordinating their operations using radio communication, phone calls, and paper maps. </text:span><text:span text:style-name="T226">Team leaders should be trained on recognising </text:span><text:span text:style-name="T227">when such a scenario occurs, and issue appropriate orders in a timely manner</text:span><text:span text:style-name="T226">. This ensures that rescue operations can continue smoothly without relying on the platform. </text:span></text:p>
                </text:list-item>
                <text:list-item>
                  <text:p text:style-name="P80"><text:span text:style-name="T228">Secondly, basic operation</text:span><text:span text:style-name="T229">s</text:span><text:span text:style-name="T228"> runbooks </text:span><text:span text:style-name="T230">(</text:span><text:span text:style-name="T231">Muhhammad Raza, Samantha Dunn, 2024</text:span><text:span text:style-name="T230">)</text:span><text:span text:style-name="T228"> will be made available to select team leaders </text:span><text:span text:style-name="T232">to allow them to perform basic </text:span><text:span text:style-name="T233">recovery</text:span><text:span text:style-name="T232"> </text:span><text:span text:style-name="T233">actions</text:span><text:span text:style-name="T234"> (e.g. rebooting the system) </text:span><text:span text:style-name="T235">where feasible.</text:span></text:p>
                </text:list-item>
                <text:list-item>
                  <text:p text:style-name="P81">Additionally, to provide situational awareness, the alerting system may be configured to alert secondary contacts.</text:p>
                  <text:p text:style-name="P82"/>
                </text:list-item>
              </text:list>
            </text:list-item>
          </text:list>
        </text:list-item>
      </text:list>
      <text:list text:continue-list="list3726353349" text:style-name="L6">
        <text:list-item>
          <text:list>
            <text:list-item>
              <text:p text:style-name="P83">Hotfixes vs Planned Releases</text:p>
            </text:list-item>
          </text:list>
        </text:list-item>
      </text:list>
      <text:list text:style-name="L8">
        <text:list-item>
          <text:list>
            <text:list-item>
              <text:list>
                <text:list-item>
                  <text:p text:style-name="P84">Updates can’t always be postponed. Sometimes, when a new update is implemented, <text:span text:style-name="T236">significant </text:span>unexpected issues emerge. In those circumstances, developers may prioritise quick releases of patches called hotfixes. <text:span text:style-name="T237">Given the lack of a </text:span><text:span text:style-name="T238">fallback system</text:span><text:span text:style-name="T237">, ensuring that hotfixes don’t lead to further issues becomes </text:span><text:span text:style-name="T238">instrumental</text:span><text:span text:style-name="T237">.</text:span></text:p>
                </text:list-item>
                <text:list-item>
                  <text:p text:style-name="P85">One solution is to <text:span text:style-name="T239">limit the scope of the hotfixes to target only specific parts of the application rather than introducing broader changes.</text:span></text:p>
                </text:list-item>
                <text:list-item>
                  <text:p text:style-name="P86">Another solution would be to manually test the hotfixes in a local development environment mirroring our VPS as closely as possible.</text:p>
                </text:list-item>
                <text:list-item>
                  <text:p text:style-name="P87">To further reduce risk, a backup <text:span text:style-name="T240">of the system</text:span> could be made before each hot fix is implemented. This ensures that even if the hotfix leads to more issues, the system can be rolled back safely.</text:p>
                </text:list-item>
                <text:list-item>
                  <text:p text:style-name="P88">To track hotfixes, <text:span text:style-name="T238">we can use a versioning system like Git </text:span><text:span text:style-name="T241">in conjunction with a Jira/kanban board</text:span><text:span text:style-name="T238">. Additionally, </text:span><text:span text:style-name="T242">each hotfix should be comprehensively documented in the runbooks.</text:span></text:p>
                </text:list-item>
              </text:list>
            </text:list-item>
          </text:list>
        </text:list-item>
      </text:list>
      <text:p text:style-name="P89"/>
      <text:p text:style-name="P90"/>
      <text:p text:style-name="P91"/>
      <text:p text:style-name="P92"/>
      <text:p text:style-name="P9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27"/>
      <text:p text:style-name="P94">References</text:p>
      <text:p text:style-name="P95"/>
      <text:p text:style-name="P96"><text:span text:style-name="Strong_20_Emphasis"><text:span text:style-name="T243">GD</text:span></text:span><text:span text:style-name="Strong_20_Emphasis"><text:span text:style-name="T244">P</text:span></text:span><text:span text:style-name="Strong_20_Emphasis"><text:span text:style-name="T243">R</text:span></text:span><text:span text:style-name="T245"> (</text:span>2018<text:span text:style-name="T245">) </text:span><text:span text:style-name="Emphasis"><text:span text:style-name="T245">General Data Protection Regulation.</text:span></text:span><text:span text:style-name="T245"> Available at: </text:span><text:a xlink:type="simple" xlink:href="https://gdpr-info.eu/" text:style-name="Internet_20_link" text:visited-style-name="Visited_20_Internet_20_Link"><text:span text:style-name="T245">https://gdpr-info.eu/</text:span></text:a><text:span text:style-name="T245"> (</text:span><text:span text:style-name="T246">Accessed: </text:span><text:span text:style-name="T247">5 </text:span><text:span text:style-name="T246"><text:s/></text:span><text:span text:style-name="T247">May</text:span><text:span text:style-name="T246"> 2026</text:span><text:span text:style-name="T245">).</text:span></text:p>
      <text:p text:style-name="P97"><text:span text:style-name="Strong_20_Emphasis">Data Protection Act 2018</text:span> (2018) <text:span text:style-name="Emphasis">c.12.</text:span> London: The Stationery Office. <text:span text:style-name="T248">Available at: </text:span><text:a xlink:type="simple" xlink:href="https://www.legislation.gov.uk/ukpga/2018/12" text:style-name="Internet_20_link" text:visited-style-name="Visited_20_Internet_20_Link"><text:span text:style-name="T248">https://www.legislation.gov.uk/ukpga/2018/12</text:span></text:a><text:span text:style-name="T248"> </text:span><text:span text:style-name="T249">(Accessed: </text:span><text:span text:style-name="T250">5 May</text:span><text:span text:style-name="T249"> 2026).</text:span></text:p>
      <text:p text:style-name="P9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9">Accessed: </text:span><text:span text:style-name="T250">5</text:span><text:span text:style-name="T249"> </text:span><text:span text:style-name="T250">May</text:span><text:span text:style-name="T249"> 2026</text:span>).</text:p>
      <text:p text:style-name="P99">National Cyber Security Centre <text:span text:style-name="T251">(2021) </text:span><text:span text:style-name="T252">Top tips for staying secure online.</text:span><text:span text:style-name="T251"> Available at: </text:span><text:a xlink:type="simple" xlink:href="https://www.ncsc.gov.uk/collection/top-tips-for-staying-secure-online/always-back-up-your-most-important-data#section_3" text:style-name="Internet_20_link" text:visited-style-name="Visited_20_Internet_20_Link"><text:span text:style-name="T251">https://www.ncsc.gov.uk/collection/top-tips-for-staying-secure-online/always-back-up-your-most-important-data#section_3</text:span></text:a><text:span text:style-name="T251"> (Accessed 5 May 2026).</text:span></text:p>
      <text:p text:style-name="P100">National Cyber Security Centre <text:span text:style-name="T251">(2024) </text:span><text:span text:style-name="T252">Vulnerability management</text:span><text:span text:style-name="T251">. Available at: </text:span><text:a xlink:type="simple" xlink:href="https://www.ncsc.gov.uk/collection/vulnerability-management" text:style-name="Internet_20_link" text:visited-style-name="Visited_20_Internet_20_Link"><text:span text:style-name="T251">https://www.ncsc.gov.uk/collection/vulnerability-management</text:span></text:a><text:span text:style-name="T251"> </text:span><text:span text:style-name="T253">(Accessed: 6 May 2026).</text:span></text:p>
      <text:p text:style-name="P101"><text:span text:style-name="T25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2">Rubber Duck Debugging <text:span text:style-name="T251">(n.d.) </text:span><text:span text:style-name="T252">Debugging Software with a Rubber Ducky. </text:span><text:span text:style-name="T255">Available at: </text:span><text:a xlink:type="simple" xlink:href="https://rubberduckdebugging.com/" text:style-name="Internet_20_link" text:visited-style-name="Visited_20_Internet_20_Link"><text:span text:style-name="T255">https://rubberduckdebugging.com/</text:span></text:a><text:span text:style-name="T255"> (Accessed: 5 May 2026)</text:span></text:p>
      <text:p text:style-name="P103"><text:soft-page-break/><text:span text:style-name="T256">Luka Netzler, Brian Lovell</text:span><text:span text:style-name="T25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4">Christoph Bamberg, Julia Reinchenberger, Jens Blechert <text:span text:style-name="T251">(2025) </text:span><text:span text:style-name="T252">Stable cognitive performance while adapting to intermittent fasting: A randomised controlled trial</text:span><text:span text:style-name="T255">. Available at: </text:span><text:a xlink:type="simple" xlink:href="https://journals.sagepub.com/doi/10.1177/13591053251351204" text:style-name="Internet_20_link" text:visited-style-name="Visited_20_Internet_20_Link"><text:span text:style-name="T255">https://journals.sagepub.com/doi/10.1177/13591053251351204</text:span></text:a><text:span text:style-name="T255"> (Accessed: 5 May 2026).</text:span></text:p>
      <text:p text:style-name="P105"><text:span text:style-name="Strong_20_Emphasis">Information Commissioner’s Office (ICO)</text:span> (2024<text:span text:style-name="T258">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9">Accessed: </text:span><text:span text:style-name="T259">5 May </text:span><text:span text:style-name="T249">2026</text:span>).</text:p>
      <text:p text:style-name="P106">Sam L<text:span text:style-name="T260">i</text:span> <text:span text:style-name="T251">(2024) </text:span><text:span text:style-name="T252">Mastering Third-Party Integrations: Strategies for Reliable, Secure, and Scalable API Management. </text:span><text:span text:style-name="T261">Available at: </text:span><text:a xlink:type="simple" xlink:href="https://wslisam.medium.com/mastering-third-party-integrations-strategies-for-reliable-secure-and-scalable-api-management-97ebfb83f7b8" text:style-name="Internet_20_link" text:visited-style-name="Visited_20_Internet_20_Link"><text:span text:style-name="T261">https://wslisam.medium.com/mastering-third-party-integrations-strategies-for-reliable-secure-and-scalable-api-management-97ebfb83f7b8</text:span></text:a><text:span text:style-name="T261"> (Accessed: 6 May 2026)</text:span></text:p>
      <text:p text:style-name="P107">Chrissy Kidd <text:span text:style-name="T251">(2022) </text:span><text:span text:style-name="T252">Incident Severity Levels 1-5 Explained. </text:span><text:span text:style-name="T255">Available at: </text:span><text:a xlink:type="simple" xlink:href="https://www.splunk.com/en_us/blog/learn/incident-severity-levels.html" text:style-name="Internet_20_link" text:visited-style-name="Visited_20_Internet_20_Link"><text:span text:style-name="T255">https://www.splunk.com/en_us/blog/learn/incident-severity-levels.html</text:span></text:a><text:span text:style-name="T255"> (Accessed: 6 May 2026)</text:span></text:p>
      <text:p text:style-name="P108">Muhhammad Raza, Samantha Dunn <text:span text:style-name="T251">(2024) </text:span><text:span text:style-name="T252">Introduction to Runbooks. </text:span><text:span text:style-name="T251">Available at: </text:span><text:a xlink:type="simple" xlink:href="http://www.splunk.com/en_us/blog/learn/runbooks.html" text:style-name="Internet_20_link" text:visited-style-name="Visited_20_Internet_20_Link"><text:span text:style-name="T251">www.splunk.com/en_us/blog/learn/runbooks.html</text:span></text:a><text:span text:style-name="T251"> (Accessed: 6 May 2026)</text:span></text:p>
      <text:p text:style-name="P109">Dominik H Pesta, Varman T Samuel <text:span text:style-name="T251">(2014) </text:span><text:span text:style-name="T252">A high-protein diet for reducing body fat: mechanisms and possible caveats.</text:span><text:span text:style-name="T251"> Available at: </text:span><text:a xlink:type="simple" xlink:href="https://link.springer.com/article/10.1186/1743-7075-11-53" text:style-name="Internet_20_link" text:visited-style-name="Visited_20_Internet_20_Link"><text:span text:style-name="T251">https://link.springer.com/article/10.1186/1743-7075-11-53</text:span></text:a><text:span text:style-name="T251"> (Accessed: 5 May 2026).</text:span></text:p>
      <text:p text:style-name="P110"/>
      <text:p text:style-name="P111">Craig A. Williamson, Jari J. Morganti, Hannah E. Smithson <text:span text:style-name="T251">(2023) </text:span><text:span text:style-name="T252">Bright-light distractions and visual performance</text:span><text:span text:style-name="T251">. Available at: </text:span><text:a xlink:type="simple" xlink:href="https://www.frontiersin.org/journals/psychology/articles/10.3389/fpsyg.2023.1088975/full" text:style-name="Internet_20_link" text:visited-style-name="Visited_20_Internet_20_Link"><text:span text:style-name="T251">https://www.frontiersin.org/journals/psychology/articles/10.3389/fpsyg.2023.1088975/full</text:span></text:a><text:span text:style-name="T251"> (Accessed: 5 May 2026).</text:span></text:p>
      <text:p text:style-name="P112"/>
      <text:p text:style-name="P113">Ning Ding, Daniel Wagner, Xiaomeng Chen, Abhinav Pathak, Y. Charlie Hu, Andrew Rice <text:span text:style-name="T251">(2013) </text:span><text:span text:style-name="T252">Characterizing and modeling the impact of wireless signal strength on smartphone battery drain. </text:span><text:span text:style-name="T255">Available at: </text:span><text:a xlink:type="simple" xlink:href="https://dl.acm.org/doi/10.1145/2494232.2466586" text:style-name="Internet_20_link" text:visited-style-name="Visited_20_Internet_20_Link"><text:span text:style-name="T255">https://dl.acm.org/doi/10.1145/2494232.2466586</text:span></text:a><text:span text:style-name="T255"> (Accessed: 5 May 2026)</text:span></text:p>
      <text:p text:style-name="P114"/>
      <text:p text:style-name="P115">The Postman Team <text:span text:style-name="T251">(2025) </text:span><text:span text:style-name="T252">What are HTTP status codes? Complete Guide for API Developers</text:span><text:span text:style-name="T251">. Available at: </text:span><text:a xlink:type="simple" xlink:href="https://blog.postman.com/what-are-http-status-codes/" text:style-name="Internet_20_link" text:visited-style-name="Visited_20_Internet_20_Link"><text:span text:style-name="T251">https://blog.postman.com/what-are-http-status-codes/</text:span></text:a><text:span text:style-name="T251"> (Accessed: 6 May 2026)</text:span></text:p>
      <text:p text:style-name="P116"/>
      <text:p text:style-name="P117">Ubuntu <text:span text:style-name="T251">(n.d.) </text:span><text:span text:style-name="T252">Vulnerability management tools in Ubuntu.</text:span><text:span text:style-name="T255"> Available at: </text:span><text:a xlink:type="simple" xlink:href="https://ubuntu.com/security/vulnerability-management" text:style-name="Internet_20_link" text:visited-style-name="Visited_20_Internet_20_Link"><text:span text:style-name="T255">https://ubuntu.com/security/vulnerability-management</text:span></text:a><text:span text:style-name="T255"> (Accessed: 6 May 2026)</text:span></text:p>
      <text:p text:style-name="P118"/>
      <text:p text:style-name="P119">Trevor Atkins <text:span text:style-name="T251">(2002) </text:span><text:span text:style-name="T252">Create a Lightweight Testing Framework. </text:span><text:span text:style-name="T251">Available at: </text:span><text:a xlink:type="simple" xlink:href="https://thinktesting.com/articles/a-lightweight-testing-framework/" text:style-name="Internet_20_link" text:visited-style-name="Visited_20_Internet_20_Link"><text:span text:style-name="T251">https://thinktesting.com/articles/a-lightweight-testing-framework/</text:span></text:a><text:span text:style-name="T251"> (Accessed: 6 May 2026)</text:span></text:p>
      <text:p text:style-name="P120"/>
      <text:p text:style-name="P121">CESG <text:span text:style-name="T251">(2014) </text:span><text:span text:style-name="T252">Implementing the cloud security principles. </text:span><text:span text:style-name="T251">Available at: </text:span><text:a xlink:type="simple" xlink:href="https://www.gov.uk/government/publications/implementing-the-cloud-security-principles/implementing-the-cloud-security-principles" text:style-name="Internet_20_link" text:visited-style-name="Visited_20_Internet_20_Link"><text:span text:style-name="T251">https://www.gov.uk/government/publications/implementing-the-cloud-security-principles/implementing-the-cloud-security-principles</text:span></text:a><text:span text:style-name="T251"> (Accessed: 6 May 2026)</text:span></text:p>
      <text:p text:style-name="P122"/>
      <text:p text:style-name="P123"><text:span text:style-name="T254">Dirk Merkel</text:span> (<text:span text:style-name="T262">2014</text:span>) <text:span text:style-name="T3">Docker: Lightweight Linux Containers for Consistent Development and</text:span></text:p>
      <text:p text:style-name="P124">Deployment. <text:span text:style-name="T257">Available at: </text:span><text:a xlink:type="simple" xlink:href="https://www.seltzer.com/margo/teaching/CS508.19/papers/merkel14.pdf" text:style-name="Internet_20_link" text:visited-style-name="Visited_20_Internet_20_Link"><text:span text:style-name="T257">https://www.seltzer.com/margo/teaching/CS508.19/papers/merkel14.pdf</text:span></text:a><text:span text:style-name="T257"> (Accessed: 6 May 2026)</text:span></text:p>
      <text:p text:style-name="P123"/>
      <text:p text:style-name="P125">Orca <text:span text:style-name="T251">(n.d.) </text:span><text:span text:style-name="T252">Patch Management. </text:span><text:span text:style-name="T251">Available at: </text:span><text:a xlink:type="simple" xlink:href="https://orca.security/glossary/patch-management/" text:style-name="Internet_20_link" text:visited-style-name="Visited_20_Internet_20_Link"><text:span text:style-name="T251">https://orca.security/glossary/patch-management/</text:span></text:a><text:span text:style-name="T251"> (Accessed: 6 May 2026)</text:span></text:p>
      <text:p text:style-name="P126"/>
      <text:p text:style-name="P127">Mak Ulac <text:span text:style-name="T251">(2026)</text:span><text:span text:style-name="T252"> </text:span><text:span text:style-name="T263">Top Linux Vulnerability Scanners in 2026: A Guide to Open-Source Security Tools</text:span><text:span text:style-name="T251">. Available at: </text:span><text:a xlink:type="simple" xlink:href="https://linuxsecurity.com/features/top-6-vulnerability-scanning-tools" text:style-name="Internet_20_link" text:visited-style-name="Visited_20_Internet_20_Link"><text:span text:style-name="T251">https://linuxsecurity.com/features/top-6-vulnerability-scanning-tools</text:span></text:a><text:span text:style-name="T251"> (Accessed: 6 May 2026)</text:span></text:p>
      <text:p text:style-name="P128"/>
      <text:p text:style-name="P129">Greenbone <text:span text:style-name="T251">(n.d.) </text:span><text:span text:style-name="T252">OPENVAS by Greenbone. </text:span><text:span text:style-name="T264">Available at: </text:span><text:a xlink:type="simple" xlink:href="https://www.openvas.org/" text:style-name="Internet_20_link" text:visited-style-name="Visited_20_Internet_20_Link"><text:span text:style-name="T264">https://www.openvas.org/</text:span></text:a><text:span text:style-name="T264">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51:06.368695146</dc:date>
    <meta:editing-duration>PT21H47M12S</meta:editing-duration>
    <meta:editing-cycles>576</meta:editing-cycles>
    <meta:document-statistic meta:table-count="0" meta:image-count="0" meta:object-count="0" meta:page-count="9" meta:paragraph-count="118" meta:word-count="3094" meta:character-count="21592" meta:non-whitespace-character-count="18629"/>
  </office:meta>
</office:document-meta>
</file>